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LO INCREMENTALE: sono stati scartati evolutivo e spirale per la necessità di gestire continui rilasci e contatti col cliente, e vista anche la tipologia modulare del progetto scelto il modello incrementale si adatta meglio alle nostre esigenze, avendo anche analizzato a fondo i requisiti nell'incontro</text:p>
      <text:p text:style-name="Standard"/>
      <text:p text:style-name="Standard"/>
      <text:p text:style-name="Standard">git clone git://.../aljaber </text:p>
      <text:p text:style-name="Standard"/>
      <text:p text:style-name="Standard">entro nella directory del progetto</text:p>
      <text:p text:style-name="Standard"/>
      <text:p text:style-name="Standard">git add doc/file.odt</text:p>
      <text:p text:style-name="Standard"/>
      <text:p text:style-name="Standard">git commit -a -m “Prima stesure norme di progetto”</text:p>
      <text:p text:style-name="Standard"/>
      <text:p text:style-name="Standard">git push chiave SSH da impostare sul sito</text:p>
      <text:p text:style-name="Standard"/>
      <text:p text:style-name="Standard"/>
      <text:p text:style-name="Standard">dopo altre modifiche git pull</text:p>
      <text:p text:style-name="Standard"/>
      <text:p text:style-name="Standard"/>
      <text:p text:style-name="Standard">Piano di progetto analisi dei requisiti:</text:p>
      <text:p text:style-name="Standard"/>
      <text:p text:style-name="Standard">Responsabile </text:p>
      <text:p text:style-name="Standard">Amministratore</text:p>
      <text:p text:style-name="Standard">Analista </text:p>
      <text:p text:style-name="Standard">Verifica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iero Bizzotto</meta:initial-creator>
    <meta:creation-date>2008-11-18T13:03:24</meta:creation-date>
    <dc:date>2008-11-18T13:18:19</dc:date>
    <dc:creator>Piero Bizzotto</dc:creator>
    <meta:editing-duration>PT00H14M55S</meta:editing-duration>
    <meta:editing-cycles>2</meta:editing-cycles>
    <meta:generator>OpenOffice.org/3.0$Linux OpenOffice.org_project/300m9$Build-9358</meta:generator>
    <meta:document-statistic meta:table-count="0" meta:image-count="0" meta:object-count="0" meta:page-count="1" meta:paragraph-count="12" meta:word-count="89" meta:character-count="597"/>
  </office:meta>
</office:document-meta>
</file>